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.141cm" loext:contextual-spacing="true"/>
      <style:text-properties style:font-name="Calibri1" officeooo:rsid="0016f267" officeooo:paragraph-rsid="0016f267"/>
    </style:style>
    <style:style style:name="P2" style:family="paragraph" style:parent-style-name="List_20_Paragraph">
      <style:paragraph-properties fo:margin-top="0cm" fo:margin-bottom="0.141cm" loext:contextual-spacing="true"/>
      <style:text-properties style:font-name="Calibri1" officeooo:rsid="001b9f99" officeooo:paragraph-rsid="001b9f99"/>
    </style:style>
    <style:style style:name="P3" style:family="paragraph" style:parent-style-name="List_20_Paragraph">
      <style:paragraph-properties fo:margin-left="0cm" fo:margin-right="0cm" fo:margin-top="0cm" fo:margin-bottom="0.141cm" loext:contextual-spacing="true" fo:text-indent="0cm" style:auto-text-indent="false"/>
      <style:text-properties style:font-name="Calibri1" officeooo:rsid="0019bcbe" officeooo:paragraph-rsid="0019bcbe"/>
    </style:style>
    <style:style style:name="P4" style:family="paragraph" style:parent-style-name="List_20_Paragraph">
      <style:paragraph-properties fo:margin-left="0cm" fo:margin-right="0cm" fo:margin-top="0cm" fo:margin-bottom="0.141cm" loext:contextual-spacing="true" fo:text-indent="0cm" style:auto-text-indent="false"/>
      <style:text-properties style:font-name="Calibri1" officeooo:rsid="002119bc" officeooo:paragraph-rsid="002119bc"/>
    </style:style>
    <style:style style:name="P5" style:family="paragraph" style:parent-style-name="Standard">
      <style:paragraph-properties fo:margin-top="0cm" fo:margin-bottom="0.141cm" loext:contextual-spacing="false"/>
      <style:text-properties style:font-name="Calibri1"/>
    </style:style>
    <style:style style:name="P6" style:family="paragraph" style:parent-style-name="Standard">
      <style:paragraph-properties fo:margin-top="0cm" fo:margin-bottom="0.141cm" loext:contextual-spacing="false"/>
      <style:text-properties style:font-name="Calibri1" fo:font-size="14pt" fo:font-weight="bold" style:font-size-asian="14pt" style:font-weight-asian="bold" style:font-name-complex="Arial1" style:font-size-complex="12pt" style:font-weight-complex="bold"/>
    </style:style>
    <style:style style:name="P7" style:family="paragraph" style:parent-style-name="List_20_Paragraph" style:list-style-name="WWNum2">
      <style:paragraph-properties fo:margin-top="0cm" fo:margin-bottom="0.141cm" loext:contextual-spacing="true"/>
      <style:text-properties style:font-name="Calibri1" fo:font-size="12pt" style:font-size-asian="12pt" style:font-name-complex="Arial1" style:font-size-complex="11pt"/>
    </style:style>
    <style:style style:name="P8" style:family="paragraph" style:parent-style-name="List_20_Paragraph" style:list-style-name="WWNum3">
      <style:paragraph-properties fo:margin-top="0cm" fo:margin-bottom="0.141cm" loext:contextual-spacing="true"/>
      <style:text-properties style:font-name="Calibri1" fo:font-size="12pt" style:font-size-asian="12pt" style:font-name-complex="Arial1" style:font-size-complex="11pt"/>
    </style:style>
    <style:style style:name="P9" style:family="paragraph" style:parent-style-name="List_20_Paragraph" style:list-style-name="WWNum2">
      <style:paragraph-properties fo:margin-top="0cm" fo:margin-bottom="0.141cm" loext:contextual-spacing="true"/>
      <style:text-properties style:font-name="Calibri1"/>
    </style:style>
    <style:style style:name="P10" style:family="paragraph" style:parent-style-name="List_20_Paragraph" style:list-style-name="WWNum3">
      <style:paragraph-properties fo:margin-top="0cm" fo:margin-bottom="0.141cm" loext:contextual-spacing="true"/>
      <style:text-properties style:font-name="Calibri1" officeooo:rsid="0016f267" officeooo:paragraph-rsid="0016f267"/>
    </style:style>
    <style:style style:name="P11" style:family="paragraph" style:parent-style-name="List_20_Paragraph" style:list-style-name="L1">
      <style:paragraph-properties fo:margin-top="0cm" fo:margin-bottom="0.141cm" loext:contextual-spacing="true"/>
      <style:text-properties style:font-name="Calibri1" officeooo:rsid="0019bcbe" officeooo:paragraph-rsid="0019bcbe"/>
    </style:style>
    <style:style style:name="P12" style:family="paragraph" style:parent-style-name="List_20_Paragraph" style:list-style-name="L1">
      <style:paragraph-properties fo:margin-top="0cm" fo:margin-bottom="0.141cm" loext:contextual-spacing="true"/>
      <style:text-properties style:font-name="Calibri1" officeooo:rsid="001b36c6" officeooo:paragraph-rsid="001b36c6"/>
    </style:style>
    <style:style style:name="P13" style:family="paragraph" style:parent-style-name="List_20_Paragraph" style:list-style-name="L1">
      <style:paragraph-properties fo:margin-top="0cm" fo:margin-bottom="0.141cm" loext:contextual-spacing="true"/>
      <style:text-properties style:font-name="Calibri1" officeooo:rsid="001b9f99" officeooo:paragraph-rsid="001b9f99"/>
    </style:style>
    <style:style style:name="P14" style:family="paragraph" style:parent-style-name="List_20_Paragraph" style:list-style-name="L2">
      <style:paragraph-properties fo:margin-top="0cm" fo:margin-bottom="0.141cm" loext:contextual-spacing="true"/>
      <style:text-properties style:font-name="Calibri1" officeooo:rsid="00218510" officeooo:paragraph-rsid="00218510"/>
    </style:style>
    <style:style style:name="P15" style:family="paragraph" style:parent-style-name="List_20_Paragraph" style:list-style-name="WWNum3">
      <style:paragraph-properties fo:margin-left="0cm" fo:margin-right="0cm" fo:margin-top="0cm" fo:margin-bottom="0.141cm" loext:contextual-spacing="true" fo:text-indent="0cm" style:auto-text-indent="false"/>
      <style:text-properties style:font-name="Calibri1" officeooo:rsid="0016f267" officeooo:paragraph-rsid="0016f267"/>
    </style:style>
    <style:style style:name="P16" style:family="paragraph" style:parent-style-name="List_20_Paragraph">
      <style:paragraph-properties fo:margin-left="0cm" fo:margin-right="0cm" fo:margin-top="0cm" fo:margin-bottom="0.141cm" loext:contextual-spacing="true" fo:text-indent="0cm" style:auto-text-indent="false"/>
      <style:text-properties style:font-name="Calibri1" officeooo:rsid="002119bc" officeooo:paragraph-rsid="002119bc"/>
    </style:style>
    <style:style style:name="P17" style:family="paragraph" style:parent-style-name="List_20_Paragraph">
      <style:paragraph-properties fo:margin-left="0cm" fo:margin-right="0cm" fo:margin-top="0cm" fo:margin-bottom="0.141cm" loext:contextual-spacing="true" fo:text-indent="0cm" style:auto-text-indent="false"/>
      <style:text-properties style:font-name="Calibri1" officeooo:rsid="00218510" officeooo:paragraph-rsid="00218510"/>
    </style:style>
    <style:style style:name="P18" style:family="paragraph" style:parent-style-name="Standard" style:master-page-name="Standard">
      <style:paragraph-properties fo:margin-top="0cm" fo:margin-bottom="0.071cm" loext:contextual-spacing="false" style:page-number="auto"/>
      <style:text-properties style:font-name="Calibri1" fo:font-size="16pt" style:text-underline-style="solid" style:text-underline-width="auto" style:text-underline-color="font-color" fo:font-weight="bold" style:font-size-asian="16pt" style:font-weight-asian="bold" style:font-name-complex="Arial1" style:font-size-complex="14pt" style:font-weight-complex="bold"/>
    </style:style>
    <style:style style:name="T1" style:family="text">
      <style:text-properties officeooo:rsid="001b36c6"/>
    </style:style>
    <style:style style:name="T2" style:family="text">
      <style:text-properties officeooo:rsid="001b9f99"/>
    </style:style>
    <style:style style:name="T3" style:family="text">
      <style:text-properties fo:font-size="12pt" style:font-size-asian="12pt" style:font-name-complex="Arial1" style:font-size-complex="11pt"/>
    </style:style>
    <style:style style:name="T4" style:family="text">
      <style:text-properties fo:font-size="12pt" officeooo:rsid="0017fdd7" style:font-size-asian="12pt" style:font-name-complex="Arial1" style:font-size-complex="11pt"/>
    </style:style>
    <style:style style:name="T5" style:family="text">
      <style:text-properties fo:font-size="12pt" officeooo:rsid="0016f267" style:font-size-asian="12pt" style:font-name-complex="Arial1" style:font-size-complex="11pt"/>
    </style:style>
    <style:style style:name="T6" style:family="text">
      <style:text-properties officeooo:rsid="002185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NGR101 Project 3 (AVC)</text:p>
      <text:p text:style-name="P6">Meeting Log:</text:p>
      <text:p text:style-name="P5"><text:span text:style-name="T3">02/06/20 First Meeting </text:span><text:span text:style-name="T4">(1 hour, Discord Call)</text:span><text:span text:style-name="T3">:</text:span></text:p>
      <text:list xml:id="list882109810" text:style-name="WWNum2">
        <text:list-item>
          <text:p text:style-name="P7">Appointed the team’s positions</text:p>
        </text:list-item>
        <text:list-item>
          <text:p text:style-name="P7">Made an initial plan for starting up the project and who is doing what.</text:p>
          <text:list>
            <text:list-item>
              <text:p text:style-name="P7">Will and Zunayed did the test cases</text:p>
            </text:list-item>
            <text:list-item>
              <text:p text:style-name="P9"><text:span text:style-name="T5">Sukhjinder</text:span><text:span text:style-name="T3"> did the ensured that the plan was done and that SFML was installed on the machines.</text:span></text:p>
            </text:list-item>
            <text:list-item>
              <text:p text:style-name="P7">Elliot made sure that the pictures from the ECS website were pushed to the GitHub repo</text:p>
            </text:list-item>
          </text:list>
        </text:list-item>
        <text:list-item>
          <text:p text:style-name="P7">We sorted out the logistics with what operating system everyone was using and how we are going to manage the code for everyone.</text:p>
          <text:list>
            <text:list-item>
              <text:p text:style-name="P7">Elliot and Sukhjinder: Linux</text:p>
            </text:list-item>
            <text:list-item>
              <text:p text:style-name="P7">Will and Zunayed: Windows</text:p>
            </text:list-item>
          </text:list>
        </text:list-item>
      </text:list>
      <text:p text:style-name="P5"><text:span text:style-name="T3">03/06/20 Second Meeting </text:span><text:span text:style-name="T4">(40 minute, Discord Call)</text:span><text:span text:style-name="T3">:</text:span></text:p>
      <text:list xml:id="list1341414411" text:style-name="WWNum3">
        <text:list-item>
          <text:p text:style-name="P8">Sorted out the schedule for the next main part of the project</text:p>
          <text:list>
            <text:list-item>
              <text:p text:style-name="P10">Elliot sorting out the code for core part of project</text:p>
            </text:list-item>
            <text:list-item>
              <text:p text:style-name="P10">Will and Zunayed sorting out the test cases for the core part fo code</text:p>
            </text:list-item>
            <text:list-item>
              <text:p text:style-name="P10">Sukhjinder made a start on the progress report for the project</text:p>
            </text:list-item>
            <text:list-item>
              <text:p text:style-name="P10">Planned a meeting for 09/06/20</text:p>
            </text:list-item>
          </text:list>
        </text:list-item>
      </text:list>
      <text:p text:style-name="P1"/>
      <text:p text:style-name="P3">09/06/20 Third Meeting (<text:span text:style-name="T2">22 Minutes, Discord Call</text:span>):</text:p>
      <text:list xml:id="list2511827760" text:style-name="L1">
        <text:list-item>
          <text:p text:style-name="P11">Elliot has finished the code for core</text:p>
        </text:list-item>
        <text:list-item>
          <text:p text:style-name="P11">Will and Zunayed have <text:span text:style-name="T1">made test cases for the test program</text:span></text:p>
        </text:list-item>
        <text:list-item>
          <text:p text:style-name="P12">Will and Zunayed going to make test cases for the core part of the code</text:p>
        </text:list-item>
        <text:list-item>
          <text:p text:style-name="P13">Meetings every 3 days, except this week where we are having another meeting in another two days, Thursday because our plan requires the Core and Completition to be due that day.</text:p>
        </text:list-item>
      </text:list>
      <text:p text:style-name="P2"/>
      <text:p text:style-name="P4">15/06/20 Fourth Meeting (<text:span text:style-name="T6">30 Minutes, Discord Call</text:span>):</text:p>
      <text:list xml:id="list3998736042" text:style-name="L2">
        <text:list-item>
          <text:p text:style-name="P14">Made a new plan table and updated the jobs each of us had to do</text:p>
        </text:list-item>
        <text:list-item>
          <text:p text:style-name="P14">Need to ask questions in the labs</text:p>
        </text:list-item>
        <text:list-item>
          <text:p text:style-name="P14">Met our milestones so far</text:p>
        </text:list-item>
        <text:list-item>
          <text:p text:style-name="P14">Need to make test cases for the Completition and Challenge</text:p>
        </text:list-item>
        <text:list-item>
          <text:p text:style-name="P14">Checked out Zunayed’s Code for the Core and Completition</text:p>
        </text:list-item>
      </text:list>
      <text:p text:style-name="P17"/>
      <text:p text:style-name="P4"/>
      <text:list xml:id="list192041234660302" text:continue-list="list1341414411" text:style-name="WWNum3">
        <text:list-item>
          <text:list>
            <text:list-header>
              <text:p text:style-name="P1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Z" style:letter-kerning="false" style:font-name-asian="Calibri2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NZ" style:letter-kerning="false" style:font-name-asian="Calibri2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Calibri1" fo:font-family="Calibri" style:font-family-generic="swiss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khjinder Singh</meta:initial-creator>
    <meta:editing-cycles>7</meta:editing-cycles>
    <meta:creation-date>2020-06-09T03:58:00</meta:creation-date>
    <dc:date>2020-06-15T19:20:40.204896314</dc:date>
    <meta:editing-duration>PT1H6M48S</meta:editing-duration>
    <meta:generator>LibreOffice/6.0.7.3$Linux_X86_64 LibreOffice_project/00m0$Build-3</meta:generator>
    <meta:document-statistic meta:table-count="0" meta:image-count="0" meta:object-count="0" meta:page-count="1" meta:paragraph-count="29" meta:word-count="308" meta:character-count="1603" meta:non-whitespace-character-count="1346"/>
    <meta:user-defined meta:name="AppVersion">16.0000</meta:user-defined>
    <meta:user-defined meta:name="ContentTypeId">0x01010099EF0B2EB7FC43418BA76EE55AA53F7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